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189in"/>
    </style:style>
    <style:style style:name="co2" style:family="table-column">
      <style:table-column-properties fo:break-before="auto" style:column-width="1.46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fo:background-color="#ccccc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298in" svg:height="4.2831in" svg:x="6.0094in" svg:y="0.9051in">
            <draw:object draw:notify-on-update-of-ranges="Sheet1.C2:Sheet1.E2 Sheet1.B3:Sheet1.B3 Sheet1.C3:Sheet1.E3 Sheet1.B4:Sheet1.B4 Sheet1.C4:Sheet1.E4 Sheet1.B5:Sheet1.B5 Sheet1.C5:Sheet1.E5 Sheet1.B6:Sheet1.B6 Sheet1.C6:Sheet1.E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number-columns-repeated="3" table:default-cell-style-name="Default"/>
        <table:table-row table:style-name="ro1">
          <table:table-cell/>
          <table:table-cell table:style-name="ce1" office:value-type="string" calcext:value-type="string">
            <text:p>TLB=128</text:p>
          </table:table-cell>
          <table:table-cell table:style-name="ce3" table:number-columns-repeated="3"/>
        </table:table-row>
        <table:table-row table:style-name="ro1">
          <table:table-cell/>
          <table:table-cell table:style-name="ce1" office:value-type="string" calcext:value-type="string">
            <text:p>Cycles</text:p>
          </table:table-cell>
          <table:table-cell office:value-type="string" calcext:value-type="string">
            <text:p>graph_s6</text:p>
          </table:table-cell>
          <table:table-cell office:value-type="string" calcext:value-type="string">
            <text:p>graph_s7</text:p>
          </table:table-cell>
          <table:table-cell office:value-type="string" calcext:value-type="string">
            <text:p>graph_s8</text:p>
          </table:table-cell>
        </table:table-row>
        <table:table-row table:style-name="ro1">
          <table:table-cell/>
          <table:table-cell office:value-type="string" calcext:value-type="string">
            <text:p>1ch</text:p>
          </table:table-cell>
          <table:table-cell office:value-type="float" office:value="25.001937" calcext:value-type="float">
            <text:p>25.001937</text:p>
          </table:table-cell>
          <table:table-cell office:value-type="float" office:value="62.954733" calcext:value-type="float">
            <text:p>62.954733</text:p>
          </table:table-cell>
          <table:table-cell office:value-type="float" office:value="132.144333" calcext:value-type="float">
            <text:p>132.144333</text:p>
          </table:table-cell>
        </table:table-row>
        <table:table-row table:style-name="ro1">
          <table:table-cell/>
          <table:table-cell office:value-type="string" calcext:value-type="string">
            <text:p>16ch</text:p>
          </table:table-cell>
          <table:table-cell office:value-type="float" office:value="18.751189" calcext:value-type="float">
            <text:p>18.751189</text:p>
          </table:table-cell>
          <table:table-cell office:value-type="float" office:value="41.445085" calcext:value-type="float">
            <text:p>41.445085</text:p>
          </table:table-cell>
          <table:table-cell office:value-type="float" office:value="83.942781" calcext:value-type="float">
            <text:p>83.942781</text:p>
          </table:table-cell>
        </table:table-row>
        <table:table-row table:style-name="ro1">
          <table:table-cell/>
          <table:table-cell office:value-type="string" calcext:value-type="string">
            <text:p>PIM1-16(miss)</text:p>
          </table:table-cell>
          <table:table-cell office:value-type="float" office:value="22.751189" calcext:value-type="float">
            <text:p>22.751189</text:p>
          </table:table-cell>
          <table:table-cell office:value-type="float" office:value="50.751189" calcext:value-type="float">
            <text:p>50.751189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string" calcext:value-type="string">
            <text:p>PIM1-16(hit &amp; miss)</text:p>
          </table:table-cell>
          <table:table-cell office:value-type="float" office:value="357.052776" calcext:value-type="float">
            <text:p>357.052776</text:p>
          </table:table-cell>
          <table:table-cell office:value-type="float" office:value="450.052776" calcext:value-type="float">
            <text:p>450.052776</text:p>
          </table:table-cell>
          <table:table-cell office:value-type="float" office:value="600.052776" calcext:value-type="float">
            <text:p>600.052776</text:p>
          </table:table-cell>
        </table:table-row>
        <table:table-row table:style-name="ro1">
          <table:table-cell/>
          <table:table-cell office:value-type="string" calcext:value-type="string">
            <text:p>PIM2-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IM4-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IM8-16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 table:number-rows-repeated="104856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1" number:min-integer-digits="1"/>
    </number:number-style>
    <number:number-style style:name="N122">
      <number:number number:decimal-places="12" number:min-integer-digits="1"/>
    </number:number-style>
    <number:number-style style:name="N123">
      <number:number number:decimal-places="10" number:min-integer-digits="1"/>
    </number:number-style>
    <number:number-style style:name="N124">
      <number:number number:decimal-places="9" number:min-integer-digits="1"/>
    </number:number-style>
    <number:number-style style:name="N125">
      <number:number number:decimal-places="8" number:min-integer-digits="1"/>
    </number:number-style>
    <number:number-style style:name="N126">
      <number:number number:decimal-places="7" number:min-integer-digits="1"/>
    </number:number-style>
    <number:number-style style:name="N127">
      <number:number number:decimal-places="6" number:min-integer-digits="1"/>
    </number:number-style>
    <number:number-style style:name="N128">
      <number:number number:decimal-places="5" number:min-integer-digits="1"/>
    </number:number-style>
    <number:number-style style:name="N129">
      <number:number number:decimal-places="4" number:min-integer-digits="1"/>
    </number:number-style>
    <number:number-style style:name="N130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1">00/00/0000</text:date>, <text:time style:data-style-name="N2" text:time-value="15:13:39.3491919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9T18:32:54.111250009</meta:creation-date>
    <dc:date>2015-04-01T16:03:10.634321730</dc:date>
    <meta:editing-duration>PT15H47M25S</meta:editing-duration>
    <meta:editing-cycles>18</meta:editing-cycles>
    <meta:generator>LibreOffice/4.2.7.2$Linux_X86_64 LibreOffice_project/420m0$Build-2</meta:generator>
    <meta:document-statistic meta:table-count="1" meta:cell-count="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538cm" svg:height="10.88cm" xlink:href=".." xlink:type="simple" chart:class="chart:bar" chart:style-name="ch1">
        <chart:legend chart:legend-position="bottom" svg:x="4.671cm" svg:y="10.07cm" style:legend-expansion="wide" chart:style-name="ch2"/>
        <chart:plot-area chart:style-name="ch3" table:cell-range-address="Sheet1.B2:Sheet1.E6" chart:data-source-has-labels="both" svg:x="1.404cm" svg:y="0.217cm" svg:width="16.764cm" svg:height="8.632cm">
          <chartooo:coordinate-region svg:x="2.29cm" svg:y="0.43cm" svg:width="15.878cm" svg:height="7.745cm"/>
          <chart:axis chart:dimension="x" chart:name="primary-x" chart:style-name="ch4" chartooo:axis-type="auto">
            <chartooo:date-scale/>
            <chart:title svg:x="8.791cm" svg:y="9.067cm" chart:style-name="ch5">
              <text:p>Benchmarks</text:p>
            </chart:title>
            <chart:categories table:cell-range-address="Sheet1.C2:Sheet1.E2"/>
          </chart:axis>
          <chart:axis chart:dimension="y" chart:name="primary-y" chart:style-name="ch6">
            <chart:title svg:x="0.451cm" svg:y="5.558cm" chart:style-name="ch7">
              <text:p>Milion Cycles</text:p>
            </chart:title>
            <chart:grid chart:style-name="ch8" chart:class="major"/>
          </chart:axis>
          <chart:series chart:style-name="ch9" chart:values-cell-range-address="Sheet1.C3:Sheet1.E3" chart:label-cell-address="Sheet1.B3:Sheet1.B3" chart:class="chart:bar">
            <chart:data-point chart:repeated="3"/>
          </chart:series>
          <chart:series chart:style-name="ch10" chart:values-cell-range-address="Sheet1.C4:Sheet1.E4" chart:label-cell-address="Sheet1.B4:Sheet1.B4" chart:class="chart:bar">
            <chart:data-point chart:repeated="3"/>
          </chart:series>
          <chart:series chart:style-name="ch11" chart:values-cell-range-address="Sheet1.C5:Sheet1.E5" chart:label-cell-address="Sheet1.B5:Sheet1.B5" chart:class="chart:bar">
            <chart:data-point chart:repeated="3"/>
          </chart:series>
          <chart:series chart:style-name="ch12" chart:values-cell-range-address="Sheet1.C6:Sheet1.E6" chart:label-cell-address="Sheet1.B6:Sheet1.B6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ph_s6</text:p>
                <draw:g>
                  <svg:desc>Sheet1.C2:Sheet1.E2</svg:desc>
                </draw:g>
              </table:table-cell>
              <table:table-cell office:value-type="string">
                <text:p>graph_s7</text:p>
              </table:table-cell>
              <table:table-cell office:value-type="string">
                <text:p>graph_s8</text:p>
              </table:table-cell>
            </table:table-row>
          </table:table-header-rows>
          <table:table-rows>
            <table:table-row>
              <table:table-cell office:value-type="string">
                <text:p>1ch</text:p>
                <draw:g>
                  <svg:desc>Sheet1.B3:Sheet1.B3</svg:desc>
                </draw:g>
              </table:table-cell>
              <table:table-cell office:value-type="float" office:value="25.001937">
                <text:p>25.001937</text:p>
                <draw:g>
                  <svg:desc>Sheet1.C3:Sheet1.E3</svg:desc>
                </draw:g>
              </table:table-cell>
              <table:table-cell office:value-type="float" office:value="62.954733">
                <text:p>62.954733</text:p>
              </table:table-cell>
              <table:table-cell office:value-type="float" office:value="132.144333">
                <text:p>132.144333</text:p>
              </table:table-cell>
            </table:table-row>
            <table:table-row>
              <table:table-cell office:value-type="string">
                <text:p>16ch</text:p>
                <draw:g>
                  <svg:desc>Sheet1.B4:Sheet1.B4</svg:desc>
                </draw:g>
              </table:table-cell>
              <table:table-cell office:value-type="float" office:value="18.751189">
                <text:p>18.751189</text:p>
                <draw:g>
                  <svg:desc>Sheet1.C4:Sheet1.E4</svg:desc>
                </draw:g>
              </table:table-cell>
              <table:table-cell office:value-type="float" office:value="41.445085">
                <text:p>41.445085</text:p>
              </table:table-cell>
              <table:table-cell office:value-type="float" office:value="83.942781">
                <text:p>83.942781</text:p>
              </table:table-cell>
            </table:table-row>
            <table:table-row>
              <table:table-cell office:value-type="string">
                <text:p>PIM1-16(miss)</text:p>
                <draw:g>
                  <svg:desc>Sheet1.B5:Sheet1.B5</svg:desc>
                </draw:g>
              </table:table-cell>
              <table:table-cell office:value-type="float" office:value="22.751189">
                <text:p>22.751189</text:p>
                <draw:g>
                  <svg:desc>Sheet1.C5:Sheet1.E5</svg:desc>
                </draw:g>
              </table:table-cell>
              <table:table-cell office:value-type="float" office:value="50.751189">
                <text:p>50.75118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PIM1-16(hit &amp; miss)</text:p>
                <draw:g>
                  <svg:desc>Sheet1.B6:Sheet1.B6</svg:desc>
                </draw:g>
              </table:table-cell>
              <table:table-cell office:value-type="float" office:value="357.052776">
                <text:p>357.052776</text:p>
                <draw:g>
                  <svg:desc>Sheet1.C6:Sheet1.E6</svg:desc>
                </draw:g>
              </table:table-cell>
              <table:table-cell office:value-type="float" office:value="450.052776">
                <text:p>450.052776</text:p>
              </table:table-cell>
              <table:table-cell office:value-type="float" office:value="600.052776">
                <text:p>600.0527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